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6mm"/>
    </style:style>
    <style:style style:name="ro1" style:family="table-row">
      <style:table-row-properties style:row-height="48.44mm" fo:break-before="auto" style:use-optimal-row-height="true"/>
    </style:style>
    <style:style style:name="ro2" style:family="table-row">
      <style:table-row-properties style:row-height="17.62mm" fo:break-before="auto" style:use-optimal-row-height="true"/>
    </style:style>
    <style:style style:name="ro3" style:family="table-row">
      <style:table-row-properties style:row-height="31.33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3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en.dict.naver.com/#/entry/enko/f49070bc729b4233a8c1f20435902a97" xlink:type="simple">man·date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명사 (선거에 의해 국민들로부터 정부나 다른 조직에게 주어지는) 권한<text:line-break/>The election victory gave the party a clear mandate to continue its programme of reform.<text:line-break/><text:line-break/>선거에서의 승리로 그 당은 개혁 프로그램을 계속할 수 있는 확실한 권한을 부여받았다.<text:line-break/><text:line-break/>2.명사 (정부의) 통치[재임] 기간<text:line-break/>The presidential mandate is limited to two terms of four years each.<text:line-break/><text:line-break/>대통령 재임 기간은 4년 연임으로 제한되어 있다.<text:line-break/><text:line-break/>3.명사 (특정 과제의 수행) 지시[명령]<text:line-break/>The bank had no mandate to honour the cheque.<text:line-break/><text:line-break/>그 은행에서는 그 수표를 수락하라는 지시가 없었다.</text:p>
          </table:table-cell>
        </table:table-row>
        <table:table-row table:style-name="ro2">
          <table:table-cell office:value-type="string" calcext:value-type="string">
            <text:p><text:a xlink:href="https://en.dict.naver.com/#/entry/enko/2c32340e3ba24440a50c2841c68f492b" xlink:type="simple">evict</text:a> </text:p>
          </table:table-cell>
          <table:table-cell office:value-type="string" calcext:value-type="string">
            <text:p>[ɪˈvɪkt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동사 (주택이나 땅에서) 쫓아내다[퇴거시키다]<text:line-break/>A number of tenants have been evicted for not paying the rent.<text:line-break/><text:line-break/>여러 명의 세입자들이 집세를 내지 못해 쫓겨났다.<text:line-break/></text:p>
          </table:table-cell>
        </table:table-row>
        <table:table-row table:style-name="ro3">
          <table:table-cell office:value-type="string" calcext:value-type="string">
            <text:p><text:a xlink:href="https://en.dict.naver.com/#/entry/enko/6ee01e90f924451891d831fbe93015ee" xlink:type="simple">en·force</text:a> </text:p>
          </table:table-cell>
          <table:table-cell office:value-type="string" calcext:value-type="string">
            <text:p>[ɪnˈfɔːrs] </text:p>
          </table:table-cell>
          <table:table-cell office:value-type="string" calcext:value-type="string">
            <text:p>:</text:p>
          </table:table-cell>
          <table:table-cell office:value-type="string" office:string-value="1.동사 (법률 등을) 집행[시행/실시]하다&#10;It’s the job of the police to enforce the law.&#10;&#10;법을 집행하는 것이 경찰이 할 일이다.&#10;&#10;2.동사 강요하다&#10;You can’t enforce cooperation between the players.&#10;&#10;선수들 간의 협조를 강요할 수는 없는 일이다." calcext:value-type="string">
            <text:p>1.동사 (법률 등을) 집행[시행/실시]하다</text:p>
            <text:p>It’s the job of the police to enforce the law.</text:p>
            <text:p/>
            <text:p>법을 집행하는 것이 경찰이 할 일이다.</text:p>
            <text:p/>
            <text:p>2.동사 강요하다</text:p>
            <text:p>You can’t enforce cooperation between the players.</text:p>
            <text:p/>
            <text:p>선수들 간의 협조를 강요할 수는 없는 일이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e0bb12f702be4f39b2c6f9632c20053d" xlink:type="simple">(just) in case (…)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(혹시라도) (…할) 경우에 대비해서&#10;You’d better take the keys in case I’m out.&#10;&#10;내가 외출할지도 모르니까 네가 열쇠를 가져가는 게 좋을 거야." calcext:value-type="string">
            <text:p>1.(혹시라도) (…할) 경우에 대비해서</text:p>
            <text:p>You’d better take the keys in case I’m out.</text:p>
            <text:p/>
            <text:p>내가 외출할지도 모르니까 네가 열쇠를 가져가는 게 좋을 거야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deaee9ea934348d5abc65d129e14007e" xlink:type="simple">en·sure</text:a> </text:p>
          </table:table-cell>
          <table:table-cell office:value-type="string" calcext:value-type="string">
            <text:p>[ɪn|ʃʊr] </text:p>
          </table:table-cell>
          <table:table-cell office:value-type="string" calcext:value-type="string">
            <text:p>:</text:p>
          </table:table-cell>
          <table:table-cell office:value-type="string" office:string-value="1.동사 반드시 …하게[이게] 하다, 보장하다&#10;The book ensured his success.&#10;&#10;그 책은 그의 성공을 보장해 주었다" calcext:value-type="string">
            <text:p>1.동사 반드시 …하게[이게] 하다, 보장하다</text:p>
            <text:p>The book ensured his success.</text:p>
            <text:p/>
            <text:p>그 책은 그의 성공을 보장해 주었다</text:p>
          </table:table-cell>
        </table:table-row>
        <table:table-row table:style-name="ro1">
          <table:table-cell office:value-type="string" calcext:value-type="string">
            <text:p><text:a xlink:href="https://en.dict.naver.com/#/entry/enko/469b3782d6074afeb4abeb30c3c6d773" xlink:type="simple">where</text:a> </text:p>
          </table:table-cell>
          <table:table-cell office:value-type="string" calcext:value-type="string">
            <text:p>[wer] </text:p>
          </table:table-cell>
          <table:table-cell office:value-type="string" calcext:value-type="string">
            <text:p>:</text:p>
          </table:table-cell>
          <table:table-cell office:value-type="string" office:string-value="1.부사 어디에, 어디로, 어디에서&#10;Where do you live?&#10;&#10;어디 사세요?&#10;&#10;2.부사 &lt;장소상황을 뜻하는 어구 뒤에 쓰여 그것을 수식하는 절을 이끎&gt;&#10;It’s one of the few countries where people drive on the left.&#10;&#10;그곳은 사람들이 왼편으로 운전을 하는 몇 안 되는 국가 중 한 곳이다.&#10;&#10;3.부사 (…하고) 그 곳에서[거기에서]&#10;We then moved to Paris, where we lived for six years.&#10;&#10;그런 뒤 우리는 파리로 이사를 갔는데, 그 곳에서 6년을 살았다." calcext:value-type="string">
            <text:p>1.부사 어디에, 어디로, 어디에서</text:p>
            <text:p>Where do you live?</text:p>
            <text:p/>
            <text:p>어디 사세요?</text:p>
            <text:p/>
            <text:p>2.부사 &lt;장소상황을 뜻하는 어구 뒤에 쓰여 그것을 수식하는 절을 이끎&gt;</text:p>
            <text:p>It’s one of the few countries where people drive on the left.</text:p>
            <text:p/>
            <text:p>그곳은 사람들이 왼편으로 운전을 하는 몇 안 되는 국가 중 한 곳이다.</text:p>
            <text:p/>
            <text:p>3.부사 (…하고) 그 곳에서[거기에서]</text:p>
            <text:p>We then moved to Paris, where we lived for six years.</text:p>
            <text:p/>
            <text:p>그런 뒤 우리는 파리로 이사를 갔는데, 그 곳에서 6년을 살았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ce2d3eb2bd9749bda4eae26eeb78ee34" xlink:type="simple">once</text:a> </text:p>
          </table:table-cell>
          <table:table-cell office:value-type="string" calcext:value-type="string">
            <text:p>[wʌns] </text:p>
          </table:table-cell>
          <table:table-cell office:value-type="string" calcext:value-type="string">
            <text:p>:</text:p>
          </table:table-cell>
          <table:table-cell office:value-type="string" office:string-value="1.부사 한 번&#10;I’ve only been there once.&#10;&#10;나는 그곳에 한 번밖에 안 가 보았다.&#10;&#10;2.부사 (과거) 언젠가[한때/한동안]&#10;I once met your mother.&#10;&#10;내가 언젠가 당신 어머니를 만났었다.&#10;&#10;3.부사 (부정문·의문문에서) 한 번도; (if 뒤에 쓰여) 일단&#10;He never once offered to help.&#10;&#10;그는 한 번도 도와주겠다는 말을 하지 않았다." calcext:value-type="string">
            <text:p>1.부사 한 번</text:p>
            <text:p>I’ve only been there once.</text:p>
            <text:p/>
            <text:p>나는 그곳에 한 번밖에 안 가 보았다.</text:p>
            <text:p/>
            <text:p>2.부사 (과거) 언젠가[한때/한동안]</text:p>
            <text:p>I once met your mother.</text:p>
            <text:p/>
            <text:p>내가 언젠가 당신 어머니를 만났었다.</text:p>
            <text:p/>
            <text:p>3.부사 (부정문·의문문에서) 한 번도; (if 뒤에 쓰여) 일단</text:p>
            <text:p>He never once offered to help.</text:p>
            <text:p/>
            <text:p>그는 한 번도 도와주겠다는 말을 하지 않았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14f6d8423b6e4081afe350c692c47a15" xlink:type="simple">re·cap·itu·late</text:a> </text:p>
          </table:table-cell>
          <table:table-cell office:value-type="string" calcext:value-type="string">
            <text:p>[ˌriːkəˈpɪtʃuleɪt] </text:p>
          </table:table-cell>
          <table:table-cell office:value-type="string" calcext:value-type="string">
            <text:p>:</text:p>
          </table:table-cell>
          <table:table-cell office:value-type="string" office:string-value="1.동사 (이미 한 말·결정 사항 등의) 개요를 말하다&#10;To recapitulate briefly, the three main points are these…&#10;&#10;간략히 개요를 말씀드리면, 세 가지 주요 사항들은 이러합니다…" calcext:value-type="string">
            <text:p>1.동사 (이미 한 말·결정 사항 등의) 개요를 말하다</text:p>
            <text:p>To recapitulate briefly, the three main points are these…</text:p>
            <text:p/>
            <text:p>간략히 개요를 말씀드리면, 세 가지 주요 사항들은 이러합니다…</text:p>
          </table:table-cell>
        </table:table-row>
        <table:table-row table:style-name="ro4">
          <table:table-cell office:value-type="string" calcext:value-type="string">
            <text:p><text:a xlink:href="https://en.dict.naver.com/#/entry/enko/969bcf802ad64a34a88a1d9d8e14f1ff" xlink:type="simple">recap</text:a> </text:p>
          </table:table-cell>
          <table:table-cell office:value-type="string" calcext:value-type="string">
            <text:p>[ˈriːkæp] </text:p>
          </table:table-cell>
          <table:table-cell office:value-type="string" calcext:value-type="string">
            <text:p>:</text:p>
          </table:table-cell>
          <table:table-cell office:value-type="string" office:string-value="1.동사&#10;Let me just recap on what we’ve decided so far.&#10;&#10;지금까지 우리가 결정한 내용의 개요를 말씀드리겠습니다." calcext:value-type="string">
            <text:p>1.동사</text:p>
            <text:p>Let me just recap on what we’ve decided so far.</text:p>
            <text:p/>
            <text:p>지금까지 우리가 결정한 내용의 개요를 말씀드리겠습니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874edf13a5d6405da27a970d83b1ae4f" xlink:type="simple">|nothing but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오직; 그저[단지] …일 뿐인&#10;Nothing but a miracle can save her now.&#10;&#10;이제 오직 기적만이 그녀를 구할 수 있다." calcext:value-type="string">
            <text:p>1.오직; 그저[단지] …일 뿐인</text:p>
            <text:p>Nothing but a miracle can save her now.</text:p>
            <text:p/>
            <text:p>이제 오직 기적만이 그녀를 구할 수 있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319818fbe6524fe882efea6d9b188fdb" xlink:type="simple">glance</text:a> </text:p>
          </table:table-cell>
          <table:table-cell office:value-type="string" calcext:value-type="string">
            <text:p>[ɡlæns] </text:p>
          </table:table-cell>
          <table:table-cell office:value-type="string" calcext:value-type="string">
            <text:p>:</text:p>
          </table:table-cell>
          <table:table-cell office:value-type="string" office:string-value="1.동사 흘낏[휙] 보다&#10;She glanced at her watch.&#10;&#10;그녀가 시계를 흘낏 보았다.&#10;&#10;2.동사 휙휙[대충] 훑어보다&#10;I only had time to glance at the newspapers.&#10;&#10;나는 신문을 대충 훑어볼 시간 밖에 없었다.&#10;&#10;3.명사 흘낏[휙] 봄&#10;to take/have a glance at the newspaper headlines&#10;&#10;신문 제목들을 휙 보다" calcext:value-type="string">
            <text:p>1.동사 흘낏[휙] 보다</text:p>
            <text:p>She glanced at her watch.</text:p>
            <text:p/>
            <text:p>그녀가 시계를 흘낏 보았다.</text:p>
            <text:p/>
            <text:p>2.동사 휙휙[대충] 훑어보다</text:p>
            <text:p>I only had time to glance at the newspapers.</text:p>
            <text:p/>
            <text:p>나는 신문을 대충 훑어볼 시간 밖에 없었다.</text:p>
            <text:p/>
            <text:p>3.명사 흘낏[휙] 봄</text:p>
            <text:p>to take/have a glance at the newspaper headlines</text:p>
            <text:p/>
            <text:p>신문 제목들을 휙 보다</text:p>
          </table:table-cell>
        </table:table-row>
        <table:table-row table:style-name="ro3">
          <table:table-cell office:value-type="string" calcext:value-type="string">
            <text:p><text:a xlink:href="https://en.dict.naver.com/#/entry/enko/d4d959eee28244e8b585fbbcc05cc0c7" xlink:type="simple">in·fer·ence</text:a> </text:p>
          </table:table-cell>
          <table:table-cell office:value-type="string" calcext:value-type="string">
            <text:p>[ˈɪnfərəns] </text:p>
          </table:table-cell>
          <table:table-cell office:value-type="string" calcext:value-type="string">
            <text:p>:</text:p>
          </table:table-cell>
          <table:table-cell office:value-type="string" office:string-value="1.명사 추론(한 것)&#10;to draw/make inferences from the data&#10;&#10;데이터를 보고 추론하다&#10;&#10;2.명사 추론 (행위)&#10;If he is guilty then, by inference, so is his wife.&#10;&#10;그가 유죄라면, 추론컨대 그의 아내도 마찬가지이다." calcext:value-type="string">
            <text:p>1.명사 추론(한 것)</text:p>
            <text:p>to draw/make inferences from the data</text:p>
            <text:p/>
            <text:p>데이터를 보고 추론하다</text:p>
            <text:p/>
            <text:p>2.명사 추론 (행위)</text:p>
            <text:p>If he is guilty then, by inference, so is his wife.</text:p>
            <text:p/>
            <text:p>그가 유죄라면, 추론컨대 그의 아내도 마찬가지이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d4e5e1049a37434d8e1c7fa97bcd87e3" xlink:type="simple">al·ter·na·tive·ly</text:a> </text:p>
          </table:table-cell>
          <table:table-cell office:value-type="string" calcext:value-type="string">
            <text:p>[ɔːl|tɜːrnətɪvli] </text:p>
          </table:table-cell>
          <table:table-cell office:value-type="string" calcext:value-type="string">
            <text:p>:</text:p>
          </table:table-cell>
          <table:table-cell office:value-type="string" office:string-value="1.부사 그 대신에, 그렇지 않으면(둘째 대안을 소개할 때 씀)&#10;The agency will make travel arrangements for you. Alternatively, you can organize your own transport.&#10;&#10;여행사가 이동을 위한 준비를 해 드릴 수 있습니다. 그렇지 않으면 당신이 직접 교통수단을 알아 보셔도 됩니다." calcext:value-type="string">
            <text:p>1.부사 그 대신에, 그렇지 않으면(둘째 대안을 소개할 때 씀)</text:p>
            <text:p>The agency will make travel arrangements for you. Alternatively, you can organize your own transport.</text:p>
            <text:p/>
            <text:p>여행사가 이동을 위한 준비를 해 드릴 수 있습니다. 그렇지 않으면 당신이 직접 교통수단을 알아 보셔도 됩니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ddd7a2ad8e9f40fdb66dc29f4b661164" xlink:type="simple">in·volve</text:a> </text:p>
          </table:table-cell>
          <table:table-cell office:value-type="string" calcext:value-type="string">
            <text:p>[ɪnˈvɑːlv] </text:p>
          </table:table-cell>
          <table:table-cell office:value-type="string" calcext:value-type="string">
            <text:p>:</text:p>
          </table:table-cell>
          <table:table-cell office:value-type="string" office:string-value="1.동사 (중요 요소로·필연적으로) 수반[포함]하다&#10;Any investment involves an element of risk.&#10;&#10;어떤 것이든 투자에는 위험 요소가 수반된다.&#10;&#10;2.동사 (상황·사건·활동이 사람을) 관련[연루]시키다&#10;There was a serious incident involving a group of youths.&#10;&#10;한 무리의 젊은이들이 연루된 심각한 사건이 있었다.&#10;&#10;3.동사 참여시키다&#10;We want to involve as many people as possible in the celebrations.&#10;&#10;우리는 가능하면 많은 사람들을 그 경축 행사에 참여시키게 되기를 바란다." calcext:value-type="string">
            <text:p>1.동사 (중요 요소로·필연적으로) 수반[포함]하다</text:p>
            <text:p>Any investment involves an element of risk.</text:p>
            <text:p/>
            <text:p>어떤 것이든 투자에는 위험 요소가 수반된다.</text:p>
            <text:p/>
            <text:p>2.동사 (상황·사건·활동이 사람을) 관련[연루]시키다</text:p>
            <text:p>There was a serious incident involving a group of youths.</text:p>
            <text:p/>
            <text:p>한 무리의 젊은이들이 연루된 심각한 사건이 있었다.</text:p>
            <text:p/>
            <text:p>3.동사 참여시키다</text:p>
            <text:p>We want to involve as many people as possible in the celebrations.</text:p>
            <text:p/>
            <text:p>우리는 가능하면 많은 사람들을 그 경축 행사에 참여시키게 되기를 바란다.</text:p>
          </table:table-cell>
        </table:table-row>
        <table:table-row table:style-name="ro1">
          <table:table-cell office:value-type="string" calcext:value-type="string">
            <text:p><text:a xlink:href="https://en.dict.naver.com/#/entry/enko/092e89e6e2c5473a989eb8a01100fe02" xlink:type="simple">hard·en</text:a> </text:p>
          </table:table-cell>
          <table:table-cell office:value-type="string" calcext:value-type="string">
            <text:p>[ˈhɑːrdn] </text:p>
          </table:table-cell>
          <table:table-cell office:value-type="string" calcext:value-type="string">
            <text:p>:</text:p>
          </table:table-cell>
          <table:table-cell office:value-type="string" office:string-value="1.동사 굳다, 경화되다; 굳히다, 경화시키다&#10;The varnish takes a few hours to harden.&#10;&#10;그 유약은 마르는 데 몇 시간이 걸린다.&#10;&#10;2.동사 (얼굴·목소리 등이) 굳어지다[딱딱해지다]&#10;Her face hardened into an expression of hatred.&#10;&#10;그녀의 얼굴이 굳어지더니 증오의 표정을 띠었다.&#10;&#10;3.동사 (감정·태도가[를]) 단호/확고해지다[단호/확고하게 만들다]&#10;Public attitudes to the strike have hardened.&#10;&#10;그 파업에 대한 대중의 태도가 단호해졌다." calcext:value-type="string">
            <text:p>1.동사 굳다, 경화되다; 굳히다, 경화시키다</text:p>
            <text:p>The varnish takes a few hours to harden.</text:p>
            <text:p/>
            <text:p>그 유약은 마르는 데 몇 시간이 걸린다.</text:p>
            <text:p/>
            <text:p>2.동사 (얼굴·목소리 등이) 굳어지다[딱딱해지다]</text:p>
            <text:p>Her face hardened into an expression of hatred.</text:p>
            <text:p/>
            <text:p>그녀의 얼굴이 굳어지더니 증오의 표정을 띠었다.</text:p>
            <text:p/>
            <text:p>3.동사 (감정·태도가[를]) 단호/확고해지다[단호/확고하게 만들다]</text:p>
            <text:p>Public attitudes to the strike have hardened.</text:p>
            <text:p/>
            <text:p>그 파업에 대한 대중의 태도가 단호해졌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4925d53e58e24c4a8fe2109eae19e03d" xlink:type="simple">readi·ness</text:a> </text:p>
          </table:table-cell>
          <table:table-cell office:value-type="string" calcext:value-type="string">
            <text:p>[ˈredinəs] </text:p>
          </table:table-cell>
          <table:table-cell office:value-type="string" calcext:value-type="string">
            <text:p>:</text:p>
          </table:table-cell>
          <table:table-cell office:value-type="string" office:string-value="1.명사 준비가 되어 있음&#10;Everyone has doubts about their readiness for parenthood.&#10;&#10;모든 사람들이 그들이 부모가 될 준비가 되어 있는지에 대해 의심을 갖고 있다.&#10;&#10;2.명사 기꺼이 하려는 상태&#10;Over half the people interviewed expressed their readiness to die for their country.&#10;&#10;인터뷰를 한 사람들 중 절반 이상이 국가를 위해 기꺼이 죽을 수 있다고 피력했다." calcext:value-type="string">
            <text:p>1.명사 준비가 되어 있음</text:p>
            <text:p>Everyone has doubts about their readiness for parenthood.</text:p>
            <text:p/>
            <text:p>모든 사람들이 그들이 부모가 될 준비가 되어 있는지에 대해 의심을 갖고 있다.</text:p>
            <text:p/>
            <text:p>2.명사 기꺼이 하려는 상태</text:p>
            <text:p>Over half the people interviewed expressed their readiness to die for their country.</text:p>
            <text:p/>
            <text:p>인터뷰를 한 사람들 중 절반 이상이 국가를 위해 기꺼이 죽을 수 있다고 피력했다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b12f61520c4c4279ac8a92b772ab3e23" xlink:type="simple">folks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명사 사람들</text:p>
          </table:table-cell>
        </table:table-row>
        <table:table-row table:style-name="ro6">
          <table:table-cell office:value-type="string" calcext:value-type="string">
            <text:p><text:a xlink:href="https://en.dict.naver.com/#/entry/enko/de215ef89a874643990e62c39609e725" xlink:type="simple">snip</text:a> </text:p>
          </table:table-cell>
          <table:table-cell office:value-type="string" calcext:value-type="string">
            <text:p>[snɪp] </text:p>
          </table:table-cell>
          <table:table-cell office:value-type="string" calcext:value-type="string">
            <text:p>:</text:p>
          </table:table-cell>
          <table:table-cell office:value-type="string" office:string-value="1.동사 (가위로 싹둑) 자르다&#10;Snip a tiny hole in the paper.&#10;&#10;가위로 종이에 작은 구멍을 하나 내라.&#10;&#10;2.명사 (가위로 싹둑) 자르기; 싹둑 (자르는 소리)&#10;Make a series of small snips along the edge of the fabric.&#10;&#10;직물 가장자리를 따라 가며 조금씩 잘라 내어라.&#10;&#10;3.명사 금속 절단용 가위" calcext:value-type="string">
            <text:p>1.동사 (가위로 싹둑) 자르다</text:p>
            <text:p>Snip a tiny hole in the paper.</text:p>
            <text:p/>
            <text:p>가위로 종이에 작은 구멍을 하나 내라.</text:p>
            <text:p/>
            <text:p>2.명사 (가위로 싹둑) 자르기; 싹둑 (자르는 소리)</text:p>
            <text:p>Make a series of small snips along the edge of the fabric.</text:p>
            <text:p/>
            <text:p>직물 가장자리를 따라 가며 조금씩 잘라 내어라.</text:p>
            <text:p/>
            <text:p>3.명사 금속 절단용 가위</text:p>
          </table:table-cell>
        </table:table-row>
        <table:table-row table:style-name="ro5">
          <table:table-cell office:value-type="string" calcext:value-type="string">
            <text:p><text:a xlink:href="https://en.dict.naver.com/#/entry/enko/c9c33fa98d154aaab73819e385e21722" xlink:type="simple">ac·tu·a·tion</text:a> </text:p>
          </table:table-cell>
          <table:table-cell office:value-type="string" calcext:value-type="string">
            <text:p>[æ̀ktʃuéiʃən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발동[충동] 작용</text:p>
          </table:table-cell>
        </table:table-row>
        <table:table-row table:style-name="ro2">
          <table:table-cell office:value-type="string" calcext:value-type="string">
            <text:p><text:a xlink:href="https://en.dict.naver.com/#/entry/enko/43f616842ca54c9da4eff85efae55c7a" xlink:type="simple">ac·tu·ate</text:a> </text:p>
          </table:table-cell>
          <table:table-cell office:value-type="string" calcext:value-type="string">
            <text:p>[ˈæktʃueɪt] </text:p>
          </table:table-cell>
          <table:table-cell office:value-type="string" calcext:value-type="string">
            <text:p>:</text:p>
          </table:table-cell>
          <table:table-cell office:value-type="string" office:string-value="1.동사 (기계를) 작동시키다&#10;2.동사 (특정한) 행동을 하게 하다&#10;He was actuated entirely by malice.&#10;&#10;그는 순전히 악의에서 그렇게 했다." calcext:value-type="string">
            <text:p>1.동사 (기계를) 작동시키다</text:p>
            <text:p>2.동사 (특정한) 행동을 하게 하다</text:p>
            <text:p>He was actuated entirely by malice.</text:p>
            <text:p/>
            <text:p>그는 순전히 악의에서 그렇게 했다.</text:p>
          </table:table-cell>
        </table:table-row>
        <table:table-row table:style-name="ro7">
          <table:table-cell office:value-type="string" calcext:value-type="string">
            <text:p><text:a xlink:href="https://en.dict.naver.com/#/entry/enko/a1e133e3dc9d464c8e87a49d6452dc46" xlink:type="simple">con·junc·tion</text:a> </text:p>
          </table:table-cell>
          <table:table-cell office:value-type="string" calcext:value-type="string">
            <text:p>[kənˈdʒʌŋkʃn] </text:p>
          </table:table-cell>
          <table:table-cell office:value-type="string" calcext:value-type="string">
            <text:p>:</text:p>
          </table:table-cell>
          <table:table-cell office:value-type="string" office:string-value="1.명사 접속사&#10;2.명사 (특별한 결과를 초래하는 사건 등의) 결합&#10;The conjunction of low inflation and low unemployment came as a very pleasant surprise.&#10;&#10;저인플레이션과 저실업의 결합은 대단히 기분 좋은 깜짝 선물로 다가왔다.&#10;&#10;3.명사 합(지구에서 봤을 때 행성이 태양과 같은 방향에 있게 되는 것)" calcext:value-type="string">
            <text:p>1.명사 접속사</text:p>
            <text:p>2.명사 (특별한 결과를 초래하는 사건 등의) 결합</text:p>
            <text:p>The conjunction of low inflation and low unemployment came as a very pleasant surprise.</text:p>
            <text:p/>
            <text:p>저인플레이션과 저실업의 결합은 대단히 기분 좋은 깜짝 선물로 다가왔다.</text:p>
            <text:p/>
            <text:p>3.명사 합(지구에서 봤을 때 행성이 태양과 같은 방향에 있게 되는 것)</text:p>
          </table:table-cell>
        </table:table-row>
        <table:table-row table:style-name="ro8">
          <table:table-cell office:value-type="string" calcext:value-type="string">
            <text:p><text:a xlink:href="https://en.dict.naver.com/#/entry/enko/4232fb0ac6424e9189a7a653bc91c3ff" xlink:type="simple">as·sert</text:a> </text:p>
          </table:table-cell>
          <table:table-cell office:value-type="string" calcext:value-type="string">
            <text:p>[əˈsɜːrt] </text:p>
          </table:table-cell>
          <table:table-cell office:value-type="string" calcext:value-type="string">
            <text:p>:</text:p>
          </table:table-cell>
          <table:table-cell office:value-type="string" office:string-value="1.동사 (사실임을 강하게) 주장하다&#10;She continued to assert that she was innocent.&#10;&#10;그녀는 계속해서 자기가 무죄라고 주장했다.&#10;&#10;2.동사 (단호하게) 자기주장을 하다&#10;3.동사 (자신의 권리·권위 등을) 확고히 하다&#10;to assert your independence/rights&#10;&#10;자신의 독립/권리를 확고히 하다" calcext:value-type="string">
            <text:p>1.동사 (사실임을 강하게) 주장하다</text:p>
            <text:p>She continued to assert that she was innocent.</text:p>
            <text:p/>
            <text:p>그녀는 계속해서 자기가 무죄라고 주장했다.</text:p>
            <text:p/>
            <text:p>2.동사 (단호하게) 자기주장을 하다</text:p>
            <text:p>3.동사 (자신의 권리·권위 등을) 확고히 하다</text:p>
            <text:p>to assert your independence/rights</text:p>
            <text:p/>
            <text:p>자신의 독립/권리를 확고히 하다</text:p>
          </table:table-cell>
        </table:table-row>
        <table:table-row table:style-name="ro1">
          <table:table-cell office:value-type="string" calcext:value-type="string">
            <text:p><text:a xlink:href="https://en.dict.naver.com/#/entry/enko/1097ed11f19e476186b20343d6e7d5fa" xlink:type="simple">nei·ther</text:a> </text:p>
          </table:table-cell>
          <table:table-cell office:value-type="string" calcext:value-type="string">
            <text:p>[ˈnaɪðə(r); ˈniːðə(r)] </text:p>
          </table:table-cell>
          <table:table-cell office:value-type="string" calcext:value-type="string">
            <text:p>:</text:p>
          </table:table-cell>
          <table:table-cell office:value-type="string" office:string-value="1.한정사, 대명사 (둘 중) 어느 것도 …아니다&#10;Neither answer is correct.&#10;&#10;어느 대답도 옳지 않다.&#10;&#10;2.부사 (부정문을 만들며) …도 마찬가지이다[그렇다]&#10;He didn’t remember and neither did I.&#10;&#10;그는 기억하지 못했고 나도 마찬가지였다.&#10;&#10;3.부사 …도 아니고 …도 아니다&#10;I neither knew nor cared what had happened to him.&#10;&#10;나는 그에게 무슨 일이 있었는지 알지도 못했고 알고 싶지도 않았다." calcext:value-type="string">
            <text:p>1.한정사, 대명사 (둘 중) 어느 것도 …아니다</text:p>
            <text:p>Neither answer is correct.</text:p>
            <text:p/>
            <text:p>어느 대답도 옳지 않다.</text:p>
            <text:p/>
            <text:p>2.부사 (부정문을 만들며) …도 마찬가지이다[그렇다]</text:p>
            <text:p>He didn’t remember and neither did I.</text:p>
            <text:p/>
            <text:p>그는 기억하지 못했고 나도 마찬가지였다.</text:p>
            <text:p/>
            <text:p>3.부사 …도 아니고 …도 아니다</text:p>
            <text:p>I neither knew nor cared what had happened to him.</text:p>
            <text:p/>
            <text:p>나는 그에게 무슨 일이 있었는지 알지도 못했고 알고 싶지도 않았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a0cba421aaea4e6aa526d71967e48db8" xlink:type="simple">omit</text:a> </text:p>
          </table:table-cell>
          <table:table-cell office:value-type="string" calcext:value-type="string">
            <text:p>[əˈmɪt] </text:p>
          </table:table-cell>
          <table:table-cell office:value-type="string" calcext:value-type="string">
            <text:p>:</text:p>
          </table:table-cell>
          <table:table-cell office:value-type="string" office:string-value="1.동사 빠뜨리다, 누락[제외]시키다; 생략하다&#10;If you are a student, you can omit questions 16-18.&#10;&#10;당신이 학생이면 16~18번 질문은 생략해도 된다.&#10;&#10;2.동사 (빠뜨리고) …하지 않다[못하다]&#10;She omitted to mention that they were staying the night.&#10;&#10;그들이 그날 밤에 머물 것이라는 얘기를 그녀가 빠뜨리고 하지 않았다." calcext:value-type="string">
            <text:p>1.동사 빠뜨리다, 누락[제외]시키다; 생략하다</text:p>
            <text:p>If you are a student, you can omit questions 16-18.</text:p>
            <text:p/>
            <text:p>당신이 학생이면 16~18번 질문은 생략해도 된다.</text:p>
            <text:p/>
            <text:p>2.동사 (빠뜨리고) …하지 않다[못하다]</text:p>
            <text:p>She omitted to mention that they were staying the night.</text:p>
            <text:p/>
            <text:p>그들이 그날 밤에 머물 것이라는 얘기를 그녀가 빠뜨리고 하지 않았다.</text:p>
          </table:table-cell>
        </table:table-row>
        <table:table-row table:style-name="ro3">
          <table:table-cell office:value-type="string" calcext:value-type="string">
            <text:p><text:a xlink:href="https://en.dict.naver.com/#/entry/enko/33f3f6fcd8644127bcf7d7b82cb77029" xlink:type="simple">con·cur·rence</text:a> </text:p>
          </table:table-cell>
          <table:table-cell office:value-type="string" calcext:value-type="string">
            <text:p>[kən|kɜːrəns] </text:p>
          </table:table-cell>
          <table:table-cell office:value-type="string" calcext:value-type="string">
            <text:p>:</text:p>
          </table:table-cell>
          <table:table-cell office:value-type="string" office:string-value="1.명사 동의, 의견 일치&#10;The doctor may seek the concurrence of a relative before carrying out the procedure.&#10;&#10;의사가 그 절차를 밟기 전에 친척의 동의를 구할지도 모른다.&#10;&#10;2.명사 동시 발생&#10;an unfortunate concurrence of events&#10;&#10;불행하게 동시에 발생한 사건들" calcext:value-type="string">
            <text:p>1.명사 동의, 의견 일치</text:p>
            <text:p>The doctor may seek the concurrence of a relative before carrying out the procedure.</text:p>
            <text:p/>
            <text:p>의사가 그 절차를 밟기 전에 친척의 동의를 구할지도 모른다.</text:p>
            <text:p/>
            <text:p>2.명사 동시 발생</text:p>
            <text:p>an unfortunate concurrence of events</text:p>
            <text:p/>
            <text:p>불행하게 동시에 발생한 사건들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/00/00</text:date>, <text:time style:data-style-name="N2" text:time-value="18:13:22.524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23:55.244000000</meta:creation-date>
    <dc:date>2021-02-07T18:31:17.883000000</dc:date>
    <meta:editing-duration>PT18M42S</meta:editing-duration>
    <meta:editing-cycles>10</meta:editing-cycles>
    <meta:generator>Ultra_Office/6.2.3.2$Windows_x86 LibreOffice_project/</meta:generator>
    <meta:document-statistic meta:table-count="1" meta:cell-count="96" meta:object-count="0"/>
  </office:meta>
</office:document-meta>
</file>